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C32362E53F69C13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svg:stroke-color="#eb613d" draw:marker-start-width="0.279cm" draw:marker-end-width="0.279cm" draw:fill="solid" draw:fill-color="#ffffcc" draw:textarea-horizontal-align="justify" draw:textarea-vertical-align="middle" draw:auto-grow-height="false" fo:min-height="8.588cm" fo:min-width="15.45cm" fo:padding-top="0.151cm" fo:padding-bottom="0.151cm" fo:padding-left="0.276cm" fo:padding-right="0.276cm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fo:min-height="4.322cm" fo:min-width="8.644cm"/>
    </style:style>
    <style:style style:name="gr4" style:family="graphic" style:parent-style-name="standard">
      <style:graphic-properties draw:stroke="none" draw:fill-color="#ff8080" draw:textarea-horizontal-align="justify" draw:textarea-vertical-align="middle" draw:auto-grow-height="false" fo:min-height="2.29cm" fo:min-width="1.786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 fo:min-height="2.036cm" fo:min-width="1.994cm"/>
    </style:style>
    <style:style style:name="gr6" style:family="graphic" style:parent-style-name="standard">
      <style:graphic-properties draw:fill-color="#9966cc" draw:textarea-horizontal-align="justify" draw:textarea-vertical-align="middle" draw:auto-grow-height="false" fo:min-height="0.132cm" fo:min-width="0.868cm"/>
    </style:style>
    <style:style style:name="gr7" style:family="graphic" style:parent-style-name="standard">
      <style:graphic-properties draw:stroke="none" draw:fill="none" fo:min-height="0.709cm"/>
    </style:style>
    <style:style style:name="gr8" style:family="graphic" style:parent-style-name="standard">
      <style:graphic-properties draw:stroke="none" draw:fill="none" fo:min-height="0.865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 fo:min-height="2.036cm" fo:min-width="2.294cm"/>
    </style:style>
    <style:style style:name="gr10" style:family="graphic" style:parent-style-name="standard">
      <style:graphic-properties draw:fill-color="#9966cc" draw:textarea-horizontal-align="justify" draw:textarea-vertical-align="middle" draw:auto-grow-height="false" fo:min-height="0.132cm" fo:min-width="0.43cm"/>
    </style:style>
    <style:style style:name="gr1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2" style:family="graphic" style:parent-style-name="standard">
      <style:graphic-properties draw:stroke="none" draw:fill-color="#ffff00"/>
    </style:style>
    <style:style style:name="gr13" style:family="graphic" style:parent-style-name="standard">
      <style:graphic-properties draw:textarea-horizontal-align="justify" draw:textarea-vertical-align="middle" draw:auto-grow-height="false" fo:min-height="0.943cm" fo:min-width="0cm"/>
    </style:style>
    <style:style style:name="gr14" style:family="graphic" style:parent-style-name="standard">
      <style:graphic-properties draw:stroke="none" draw:fill-color="#ccffff" draw:textarea-horizontal-align="justify" draw:textarea-vertical-align="middle" draw:auto-grow-height="false" fo:min-height="2.036cm" fo:min-width="6.104cm"/>
    </style:style>
    <style:style style:name="gr15" style:family="graphic" style:parent-style-name="standard">
      <style:graphic-properties draw:fill-color="#333333" draw:textarea-horizontal-align="justify" draw:textarea-vertical-align="middle" draw:auto-grow-height="false" fo:min-height="1.782cm" fo:min-width="0.846cm" draw:shadow="visible" draw:shadow-offset-x="0.035cm" draw:shadow-offset-y="0.035cm" draw:shadow-color="#33a3a3"/>
    </style:style>
    <style:style style:name="gr16" style:family="graphic" style:parent-style-name="objectwithoutfill">
      <style:graphic-properties svg:stroke-width="0.159cm" svg:stroke-color="#b80047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svg:stroke-width="0.053cm" svg:stroke-color="#eb613d" draw:marker-start-width="0.279cm" draw:marker-end-width="0.279cm" draw:fill="solid" draw:fill-color="#ffffcc" draw:textarea-horizontal-align="justify" draw:textarea-vertical-align="middle" draw:auto-grow-height="false" fo:min-height="8.334cm" fo:min-width="13.926cm" fo:padding-top="0.151cm" fo:padding-bottom="0.151cm" fo:padding-left="0.276cm" fo:padding-right="0.276cm"/>
    </style:style>
    <style:style style:name="gr18" style:family="graphic" style:parent-style-name="standard">
      <style:graphic-properties draw:fill="solid" draw:fill-color="#ccffff" draw:textarea-horizontal-align="justify" draw:textarea-vertical-align="middle" draw:auto-grow-height="false" fo:min-height="6.862cm" fo:min-width="8.898cm"/>
    </style:style>
    <style:style style:name="gr19" style:family="graphic" style:parent-style-name="standard">
      <style:graphic-properties draw:stroke="solid" draw:fill="solid" draw:fill-color="#00b8ff" draw:opacity="100%" draw:opacity-name="Transparency_20_1" draw:textarea-horizontal-align="justify" draw:textarea-vertical-align="middle" draw:auto-grow-height="false" fo:min-height="4.83cm" fo:min-width="3.056cm" draw:shadow="visible" draw:shadow-offset-x="0.071cm" draw:shadow-offset-y="0.071cm" draw:shadow-color="#0000ff"/>
    </style:style>
    <style:style style:name="gr20" style:family="graphic" style:parent-style-name="standard">
      <style:graphic-properties draw:fill="solid" draw:fill-color="#ffcc99" draw:textarea-horizontal-align="justify" draw:textarea-vertical-align="middle" draw:auto-grow-height="false" fo:min-height="5.338cm" fo:min-width="2.248cm"/>
    </style:style>
    <style:style style:name="gr21" style:family="graphic" style:parent-style-name="objectwithoutfill">
      <style:graphic-properties svg:stroke-width="0.053cm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gr24" style:family="graphic" style:parent-style-name="standard">
      <style:graphic-properties draw:fill-color="#9966cc" draw:textarea-horizontal-align="justify" draw:textarea-vertical-align="middle" draw:auto-grow-height="false" fo:min-height="0.132cm" fo:min-width="0.25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fill-color="#9966cc" draw:textarea-horizontal-align="justify" draw:textarea-vertical-align="middle" draw:auto-grow-height="false" fo:min-height="0.132cm" fo:min-width="0.834cm"/>
    </style:style>
    <style:style style:name="gr27" style:family="graphic" style:parent-style-name="standard">
      <style:graphic-properties draw:fill-color="#9966cc" draw:textarea-horizontal-align="justify" draw:textarea-vertical-align="middle" draw:auto-grow-height="false" fo:min-height="0.417cm" fo:min-width="0cm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text-properties fo:color="#0066cc" fo:font-weight="bold" style:font-weight-asian="bold" style:font-weight-complex="bold"/>
    </style:style>
    <style:style style:name="P2" style:family="paragraph">
      <loext:graphic-properties draw:fill-color="#ffffff"/>
      <style:text-properties fo:color="#0066cc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0066cc"/>
    </style:style>
    <style:style style:name="P5" style:family="paragraph">
      <loext:graphic-properties draw:fill="solid" draw:fill-color="#ffffcc"/>
      <style:paragraph-properties fo:text-align="center"/>
    </style:style>
    <style:style style:name="P6" style:family="paragraph">
      <loext:graphic-properties draw:fill="solid" draw:fill-color="#ccffff"/>
      <style:paragraph-properties fo:text-align="center"/>
    </style:style>
    <style:style style:name="P7" style:family="paragraph">
      <style:paragraph-properties fo:text-align="start"/>
      <style:text-properties fo:color="#0000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ff8080"/>
      <style:paragraph-properties fo:text-align="start"/>
      <style:text-properties fo:color="#0000ff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cc99"/>
      <style:paragraph-properties fo:text-align="center"/>
    </style:style>
    <style:style style:name="P11" style:family="paragraph">
      <loext:graphic-properties draw:fill-color="#9966cc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ccffff"/>
      <style:paragraph-properties fo:text-align="center"/>
    </style:style>
    <style:style style:name="P14" style:family="paragraph">
      <loext:graphic-properties draw:fill-color="#333333"/>
      <style:paragraph-properties fo:text-align="center"/>
    </style:style>
    <style:style style:name="P15" style:family="paragraph">
      <style:paragraph-properties fo:text-align="center"/>
      <style:text-properties fo:color="#b80047" fo:font-weight="bold" style:font-weight-asian="bold" style:font-weight-complex="bold"/>
    </style:style>
    <style:style style:name="P16" style:family="paragraph">
      <loext:graphic-properties draw:fill="solid" draw:fill-color="#00b8ff" draw:opacity="100%" draw:opacity-name="Transparency_20_1"/>
      <style:paragraph-properties fo:text-align="center"/>
      <style:text-properties fo:color="#b80047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0066cc" fo:font-weight="bold" style:font-weight-asian="bold" style:font-weight-complex="bold"/>
    </style:style>
    <style:style style:name="P18" style:family="paragraph">
      <style:text-properties fo:color="#ff0000"/>
    </style:style>
    <style:style style:name="P19" style:family="paragraph">
      <loext:graphic-properties draw:fill="none" draw:fill-color="#ffffff"/>
      <style:text-properties fo:color="#ff0000"/>
    </style:style>
    <style:style style:name="P20" style:family="paragraph">
      <style:text-properties fo:color="#00ff00"/>
    </style:style>
    <style:style style:name="P21" style:family="paragraph">
      <loext:graphic-properties draw:fill="none" draw:fill-color="#ffffff"/>
      <style:text-properties fo:color="#00ff00"/>
    </style:style>
    <style:style style:name="P22" style:family="paragraph">
      <style:text-properties fo:color="#0000ff" fo:font-weight="bold" style:font-weight-asian="bold" style:font-weight-complex="bold"/>
    </style:style>
    <style:style style:name="P23" style:family="paragraph">
      <loext:graphic-properties draw:fill="none" draw:fill-color="#ffffff"/>
      <style:text-properties fo:color="#0000ff" fo:font-weight="bold" style:font-weight-asian="bold" style:font-weight-complex="bold"/>
    </style:style>
    <style:style style:name="T1" style:family="text">
      <style:text-properties fo:color="#0066cc" fo:font-weight="bold" style:font-weight-asian="bold" style:font-weight-complex="bold"/>
    </style:style>
    <style:style style:name="T2" style:family="text">
      <style:text-properties fo:color="#0066cc"/>
    </style:style>
    <style:style style:name="T3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b80047" fo:font-weight="bold" style:font-weight-asian="bold" style:font-weight-complex="bold"/>
    </style:style>
    <style:style style:name="T8" style:family="text">
      <style:text-properties fo:color="#0066cc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0000" fo:font-size="14pt" style:font-size-asian="14pt" style:font-size-complex="14pt"/>
    </style:style>
    <style:style style:name="T10" style:family="text">
      <style:text-properties fo:color="#00ff00" fo:font-size="14pt" style:font-size-asian="14pt" style:font-size-complex="14pt"/>
    </style:style>
    <style:style style:name="T11" style:family="text">
      <style:text-properties fo:color="#0000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FPGA Learning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<text:span text:style-name="T1">USB HID Control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FPGA Learning</text:p>
          </draw:text-box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item>
                <text:p text:style-name="P4"><text:span text:style-name="T1">Purpose:</text:span></text:p>
                <text:list>
                  <text:list-item>
                    <text:p text:style-name="P4"><text:span text:style-name="T2">This project is for investigating FPGA and VGA controller.</text:span></text:p>
                  </text:list-item>
                  <text:list-item>
                    <text:p text:style-name="P4"><text:span text:style-name="T2">Display basic and build acrade games.</text:span></text:p>
                  </text:list-item>
                  <text:list-item>
                    <text:p text:style-name="P4"><text:span text:style-name="T2">( This is non-embedded system. It contains no C cod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custom-shape draw:style-name="gr2" draw:text-style-name="P5" draw:layer="layout" svg:width="16.002cm" svg:height="8.89cm" svg:x="6.096cm" svg:y="5.0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2.5cm" svg:height="2.6cm" svg:x="4.5cm" svg:y="0.6cm" presentation:class="title">
          <draw:text-box>
            <text:p>FPGA Learning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"><text:span text:style-name="T1">Hardware System:</text:span></text:p>
              </text:list-item>
            </text:list>
          </draw:text-box>
        </draw:frame>
        <draw:custom-shape draw:style-name="gr3" draw:text-style-name="P6" draw:layer="layout" svg:width="9.144cm" svg:height="4.572cm" svg:x="9.906cm" svg:y="5.588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.286cm" svg:height="2.54cm" svg:x="6.504cm" svg:y="6.342cm">
          <text:p text:style-name="P7"><text:span text:style-name="T3">Mouse</text:span></text:p>
          <text:p text:style-name="P7"><text:span text:style-name="T3">Keyboard</text:span></text:p>
          <text:p text:style-name="P7"><text:span text:style-name="T3">(USB IF)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494cm" svg:height="2.286cm" svg:x="15.54cm" svg:y="6.542cm">
          <text:p text:style-name="P9"><text:span text:style-name="T4">OUTPUT</text:span></text:p>
          <text:p text:style-name="P9"><text:span text:style-name="T4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1.708cm" svg:height="0.762cm" svg:x="8.96cm" svg:y="7.23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2" draw:layer="layout" svg:width="1.899cm" svg:height="0.959cm" svg:x="5.975cm" svg:y="12.934cm">
          <draw:text-box>
            <text:p text:style-name="P9"><text:span text:style-name="T4">Arty A7</text:span></text:p>
            <text:p text:style-name="P9"><text:span text:style-name="T5">FPGA KIT</text:span></text:p>
          </draw:text-box>
        </draw:frame>
        <draw:frame draw:style-name="gr8" draw:text-style-name="P12" draw:layer="layout" svg:width="1.899cm" svg:height="1.115cm" svg:x="17.317cm" svg:y="9.045cm">
          <draw:text-box>
            <text:p text:style-name="P9"><text:span text:style-name="T4">Artix7</text:span></text:p>
            <text:p text:style-name="P9"><text:span text:style-name="T6">FPGA</text:span></text:p>
          </draw:text-box>
        </draw:frame>
        <draw:custom-shape draw:style-name="gr9" draw:text-style-name="P10" draw:layer="layout" svg:width="2.794cm" svg:height="2.286cm" svg:x="10.876cm" svg:y="6.542cm">
          <text:p text:style-name="P9"><text:span text:style-name="T4">USER</text:span></text:p>
          <text:p text:style-name="P9"><text:span text:style-name="T4">Input 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062cm" svg:height="0.762cm" svg:x="14.178cm" svg:y="7.3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1" draw:layer="layout" svg:width="1.062cm" svg:height="0.762cm" svg:x="18.542cm" svg:y="7.3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3d:scene draw:style-name="gr11" svg:width="1.016cm" svg:height="1.016cm" svg:x="20.22cm" svg:y="6.09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2" draw:layer="layout"/>
          </dr3d:scene>
          <dr3d:scene draw:style-name="gr11" svg:width="1.016cm" svg:height="1.016cm" svg:x="20.22cm" svg:y="7.36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2" draw:layer="layout"/>
          </dr3d:scene>
          <dr3d:scene draw:style-name="gr11" svg:width="1.016cm" svg:height="1.016cm" svg:x="20.22cm" svg:y="8.63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2" draw:layer="layout"/>
          </dr3d:scene>
          <dr3d:scene draw:style-name="gr11" svg:width="1.016cm" svg:height="1.016cm" svg:x="20.22cm" svg:y="9.90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2" draw:layer="layout"/>
          </dr3d:scene>
        </draw:g>
        <draw:custom-shape draw:style-name="gr13" draw:text-style-name="P9" draw:layer="layout" svg:width="1.016cm" svg:height="1.27cm" svg:x="16.256cm" svg:y="9.398cm">
          <text:p/>
          <draw:enhanced-geometry svg:viewBox="0 0 21600 21600" draw:text-areas="?f0 0 ?f2 ?f5" draw:type="down-arrow" draw:modifiers="18642.9371499689 5968.1415929203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4" draw:text-style-name="P13" draw:layer="layout" svg:width="6.604cm" svg:height="2.286cm" svg:x="11.684cm" svg:y="10.82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1.346cm" svg:height="2.032cm" svg:x="11.862cm" svg:y="10.976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192cm" svg:y1="11.228cm" svg:x2="12.954cm" svg:y2="11.228cm">
            <text:p/>
          </draw:line>
          <draw:line draw:style-name="gr16" draw:text-style-name="P12" draw:layer="layout" svg:x1="12.192cm" svg:y1="12.01cm" svg:x2="12.954cm" svg:y2="12.01cm">
            <text:p/>
          </draw:line>
          <draw:line draw:style-name="gr16" draw:text-style-name="P12" draw:layer="layout" svg:x1="12.192cm" svg:y1="11.228cm" svg:x2="12.192cm" svg:y2="11.929cm">
            <text:p/>
          </draw:line>
          <draw:line draw:style-name="gr16" draw:text-style-name="P12" draw:layer="layout" svg:x1="12.954cm" svg:y1="11.228cm" svg:x2="12.954cm" svg:y2="11.929cm">
            <text:p/>
          </draw:line>
          <draw:line draw:style-name="gr16" draw:text-style-name="P12" draw:layer="layout" svg:x1="12.192cm" svg:y1="12.792cm" svg:x2="12.954cm" svg:y2="12.792cm">
            <text:p/>
          </draw:line>
          <draw:line draw:style-name="gr16" draw:text-style-name="P12" draw:layer="layout" svg:x1="12.192cm" svg:y1="12.091cm" svg:x2="12.192cm" svg:y2="12.792cm">
            <text:p/>
          </draw:line>
          <draw:line draw:style-name="gr16" draw:text-style-name="P12" draw:layer="layout" svg:x1="12.954cm" svg:y1="12.091cm" svg:x2="12.954cm" svg:y2="12.792cm">
            <text:p/>
          </draw:line>
          <draw:custom-shape draw:style-name="gr15" draw:text-style-name="P14" draw:layer="layout" svg:width="1.346cm" svg:height="2.032cm" svg:x="13.462cm" svg:y="10.976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3.792cm" svg:y1="11.228cm" svg:x2="14.554cm" svg:y2="11.228cm">
            <text:p/>
          </draw:line>
          <draw:line draw:style-name="gr16" draw:text-style-name="P12" draw:layer="layout" svg:x1="13.792cm" svg:y1="12.01cm" svg:x2="14.554cm" svg:y2="12.01cm">
            <text:p/>
          </draw:line>
          <draw:line draw:style-name="gr16" draw:text-style-name="P12" draw:layer="layout" svg:x1="13.792cm" svg:y1="11.228cm" svg:x2="13.792cm" svg:y2="11.929cm">
            <text:p/>
          </draw:line>
          <draw:line draw:style-name="gr16" draw:text-style-name="P12" draw:layer="layout" svg:x1="14.554cm" svg:y1="11.228cm" svg:x2="14.554cm" svg:y2="11.929cm">
            <text:p/>
          </draw:line>
          <draw:line draw:style-name="gr16" draw:text-style-name="P12" draw:layer="layout" svg:x1="13.792cm" svg:y1="12.792cm" svg:x2="14.554cm" svg:y2="12.792cm">
            <text:p/>
          </draw:line>
          <draw:line draw:style-name="gr16" draw:text-style-name="P12" draw:layer="layout" svg:x1="13.792cm" svg:y1="12.091cm" svg:x2="13.792cm" svg:y2="12.792cm">
            <text:p/>
          </draw:line>
          <draw:line draw:style-name="gr16" draw:text-style-name="P12" draw:layer="layout" svg:x1="14.554cm" svg:y1="12.091cm" svg:x2="14.554cm" svg:y2="12.792cm">
            <text:p/>
          </draw:line>
          <draw:custom-shape draw:style-name="gr15" draw:text-style-name="P14" draw:layer="layout" svg:width="1.346cm" svg:height="2.032cm" svg:x="15.088cm" svg:y="10.976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5.418cm" svg:y1="11.228cm" svg:x2="16.18cm" svg:y2="11.228cm">
            <text:p/>
          </draw:line>
          <draw:line draw:style-name="gr16" draw:text-style-name="P12" draw:layer="layout" svg:x1="15.418cm" svg:y1="12.01cm" svg:x2="16.18cm" svg:y2="12.01cm">
            <text:p/>
          </draw:line>
          <draw:line draw:style-name="gr16" draw:text-style-name="P12" draw:layer="layout" svg:x1="15.418cm" svg:y1="11.228cm" svg:x2="15.418cm" svg:y2="11.929cm">
            <text:p/>
          </draw:line>
          <draw:line draw:style-name="gr16" draw:text-style-name="P12" draw:layer="layout" svg:x1="16.18cm" svg:y1="11.228cm" svg:x2="16.18cm" svg:y2="11.929cm">
            <text:p/>
          </draw:line>
          <draw:line draw:style-name="gr16" draw:text-style-name="P12" draw:layer="layout" svg:x1="15.418cm" svg:y1="12.792cm" svg:x2="16.18cm" svg:y2="12.792cm">
            <text:p/>
          </draw:line>
          <draw:line draw:style-name="gr16" draw:text-style-name="P12" draw:layer="layout" svg:x1="15.418cm" svg:y1="12.091cm" svg:x2="15.418cm" svg:y2="12.792cm">
            <text:p/>
          </draw:line>
          <draw:line draw:style-name="gr16" draw:text-style-name="P12" draw:layer="layout" svg:x1="16.18cm" svg:y1="12.091cm" svg:x2="16.18cm" svg:y2="12.792cm">
            <text:p/>
          </draw:line>
          <draw:custom-shape draw:style-name="gr15" draw:text-style-name="P14" draw:layer="layout" svg:width="1.346cm" svg:height="2.032cm" svg:x="16.688cm" svg:y="10.976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7.018cm" svg:y1="11.228cm" svg:x2="17.78cm" svg:y2="11.228cm">
            <text:p/>
          </draw:line>
          <draw:line draw:style-name="gr16" draw:text-style-name="P12" draw:layer="layout" svg:x1="17.018cm" svg:y1="12.01cm" svg:x2="17.78cm" svg:y2="12.01cm">
            <text:p/>
          </draw:line>
          <draw:line draw:style-name="gr16" draw:text-style-name="P12" draw:layer="layout" svg:x1="17.018cm" svg:y1="11.228cm" svg:x2="17.018cm" svg:y2="11.929cm">
            <text:p/>
          </draw:line>
          <draw:line draw:style-name="gr16" draw:text-style-name="P12" draw:layer="layout" svg:x1="17.78cm" svg:y1="11.228cm" svg:x2="17.78cm" svg:y2="11.929cm">
            <text:p/>
          </draw:line>
          <draw:line draw:style-name="gr16" draw:text-style-name="P12" draw:layer="layout" svg:x1="17.018cm" svg:y1="12.792cm" svg:x2="17.78cm" svg:y2="12.792cm">
            <text:p/>
          </draw:line>
          <draw:line draw:style-name="gr16" draw:text-style-name="P12" draw:layer="layout" svg:x1="17.018cm" svg:y1="12.091cm" svg:x2="17.018cm" svg:y2="12.792cm">
            <text:p/>
          </draw:line>
          <draw:line draw:style-name="gr16" draw:text-style-name="P12" draw:layer="layout" svg:x1="17.78cm" svg:y1="12.091cm" svg:x2="17.78cm" svg:y2="12.792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custom-shape draw:style-name="gr17" draw:text-style-name="P5" draw:layer="layout" svg:width="14.478cm" svg:height="8.636cm" svg:x="6.096cm" svg:y="5.0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2.5cm" svg:height="2.6cm" svg:x="4.5cm" svg:y="0.6cm" presentation:class="title">
          <draw:text-box>
            <text:p>FPGA Learning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"><text:span text:style-name="T1">Hardware System:</text:span></text:p>
              </text:list-item>
            </text:list>
          </draw:text-box>
        </draw:frame>
        <draw:custom-shape draw:style-name="gr18" draw:text-style-name="P6" draw:layer="layout" svg:width="9.398cm" svg:height="7.112cm" svg:x="10.16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.286cm" svg:height="2.54cm" svg:x="6.504cm" svg:y="5.842cm">
          <text:p text:style-name="P7"><text:span text:style-name="T3">Mouse</text:span></text:p>
          <text:p text:style-name="P7"><text:span text:style-name="T3">Keyboard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.556cm" svg:height="5.08cm" svg:x="22.974cm" svg:y="6.188cm">
          <text:p text:style-name="P15"><text:span text:style-name="T7">Monito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748cm" svg:height="5.588cm" svg:x="16.51cm" svg:y="5.842cm">
          <text:p text:style-name="P9"><text:span text:style-name="T4">VGA</text:span></text:p>
          <text:p text:style-name="P9"><text:span text:style-name="T4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2" draw:layer="layout" svg:x1="19.558cm" svg:y1="9.882cm" svg:x2="22.974cm" svg:y2="9.882cm">
          <text:p/>
        </draw:line>
        <draw:line draw:style-name="gr22" draw:text-style-name="P12" draw:layer="layout" svg:x1="19.558cm" svg:y1="10.898cm" svg:x2="22.974cm" svg:y2="10.898cm">
          <text:p/>
        </draw:line>
        <draw:frame draw:style-name="gr23" draw:text-style-name="P17" draw:layer="layout" svg:width="2.908cm" svg:height="0.862cm" svg:x="20.666cm" svg:y="10.136cm">
          <draw:text-box>
            <text:p text:style-name="P1"><text:span text:style-name="T8">VSYNC</text:span></text:p>
          </draw:text-box>
        </draw:frame>
        <draw:custom-shape draw:style-name="gr24" draw:text-style-name="P11" draw:layer="layout" svg:width="0.946cm" svg:height="0.762cm" svg:x="8.96cm" svg:y="6.73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2" draw:layer="layout" svg:width="1.899cm" svg:height="0.959cm" svg:x="5.975cm" svg:y="12.757cm">
          <draw:text-box>
            <text:p text:style-name="P9"><text:span text:style-name="T4">Arty A7</text:span></text:p>
            <text:p text:style-name="P9"><text:span text:style-name="T5">FPGA KIT</text:span></text:p>
          </draw:text-box>
        </draw:frame>
        <draw:frame draw:style-name="gr8" draw:text-style-name="P12" draw:layer="layout" svg:width="1.899cm" svg:height="1.115cm" svg:x="17.659cm" svg:y="11.585cm">
          <draw:text-box>
            <text:p text:style-name="P9"><text:span text:style-name="T4">Artix7</text:span></text:p>
            <text:p text:style-name="P9"><text:span text:style-name="T6">FPGA</text:span></text:p>
          </draw:text-box>
        </draw:frame>
        <draw:custom-shape draw:style-name="gr9" draw:text-style-name="P10" draw:layer="layout" svg:width="2.794cm" svg:height="2.286cm" svg:x="11.176cm" svg:y="5.842cm">
          <text:p text:style-name="P9"><text:span text:style-name="T4">USER</text:span></text:p>
          <text:p text:style-name="P9"><text:span text:style-name="T4">Input 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2.908cm" svg:height="0.862cm" svg:x="20.666cm" svg:y="9.12cm">
          <draw:text-box>
            <text:p text:style-name="P1"><text:span text:style-name="T8">HSYNC</text:span></text:p>
          </draw:text-box>
        </draw:frame>
        <draw:line draw:style-name="gr21" draw:text-style-name="P12" draw:layer="layout" svg:x1="19.558cm" svg:y1="8.266cm" svg:x2="22.974cm" svg:y2="8.266cm">
          <text:p/>
        </draw:line>
        <draw:line draw:style-name="gr21" draw:text-style-name="P12" draw:layer="layout" svg:x1="19.558cm" svg:y1="7.458cm" svg:x2="22.974cm" svg:y2="7.458cm">
          <text:p/>
        </draw:line>
        <draw:line draw:style-name="gr21" draw:text-style-name="P12" draw:layer="layout" svg:x1="19.558cm" svg:y1="6.65cm" svg:x2="22.974cm" svg:y2="6.65cm">
          <text:p/>
        </draw:line>
        <draw:frame draw:style-name="gr25" draw:text-style-name="P19" draw:layer="layout" svg:width="1.539cm" svg:height="0.802cm" svg:x="20.574cm" svg:y="5.964cm">
          <draw:text-box>
            <text:p text:style-name="P18"><text:span text:style-name="T9">RED</text:span></text:p>
          </draw:text-box>
        </draw:frame>
        <draw:frame draw:style-name="gr25" draw:text-style-name="P21" draw:layer="layout" svg:width="2.246cm" svg:height="0.802cm" svg:x="20.575cm" svg:y="6.764cm">
          <draw:text-box>
            <text:p text:style-name="P20"><text:span text:style-name="T10">GREEN</text:span></text:p>
          </draw:text-box>
        </draw:frame>
        <draw:frame draw:style-name="gr25" draw:text-style-name="P23" draw:layer="layout" svg:width="1.84cm" svg:height="0.802cm" svg:x="20.576cm" svg:y="7.572cm">
          <draw:text-box>
            <text:p text:style-name="P22"><text:span text:style-name="T11">BLUE</text:span></text:p>
          </draw:text-box>
        </draw:frame>
        <draw:custom-shape draw:style-name="gr9" draw:text-style-name="P10" draw:layer="layout" svg:width="2.794cm" svg:height="2.286cm" svg:x="11.176cm" svg:y="9.144cm">
          <text:p text:style-name="P9"><text:span text:style-name="T4">Pixel Control</text:span></text:p>
          <text:p text:style-name="P9"><text:span text:style-name="T4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1.524cm" svg:height="0.762cm" svg:x="14.478cm" svg:y="6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1" draw:layer="layout" svg:width="1.524cm" svg:height="0.762cm" svg:x="14.478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0.762cm" svg:height="0.762cm" svg:x="12.192cm" svg:y="8.2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opacity draw:name="Transparency_20_1" draw:display-name="Transparency 1" draw:style="axial" draw:start="100%" draw:end="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66cc" style:text-outline="false" style:text-line-through-style="none" style:text-line-through-type="none" style:font-name="Liberation Sans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2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5:21:12.592000000</meta:creation-date>
    <meta:editing-duration>PT21H47M17S</meta:editing-duration>
    <meta:editing-cycles>15</meta:editing-cycles>
    <meta:generator>LibreOffice/5.4.5.1$Windows_x86 LibreOffice_project/79c9829dd5d8054ec39a82dc51cd9eff340dbee8</meta:generator>
    <dc:title>DNA</dc:title>
    <dc:date>2018-07-05T14:10:25.412000000</dc:date>
    <meta:document-statistic meta:object-count="116"/>
  </office:meta>
</office:document-meta>
</file>